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officeooo:rsid="00000cb3" officeooo:paragraph-rsid="00000cb3" style:font-size-asian="13.1000003814697pt" style:font-size-complex="15pt"/>
    </style:style>
    <style:style style:name="P2" style:family="paragraph" style:parent-style-name="Standard">
      <style:paragraph-properties fo:text-align="justify" style:justify-single-word="false"/>
      <style:text-properties fo:font-size="15pt" officeooo:rsid="00000cb3" officeooo:paragraph-rsid="00000cb3" style:font-size-asian="13.1000003814697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00cb3" officeooo:paragraph-rsid="00000cb3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officeooo:rsid="00000cb3" officeooo:paragraph-rsid="00000cb3" style:font-size-asian="11.3500003814697pt" style:font-size-complex="13pt"/>
    </style:style>
    <style:style style:name="P5" style:family="paragraph" style:parent-style-name="Table_20_Contents">
      <style:paragraph-properties fo:text-align="justify" style:justify-single-word="false"/>
      <style:text-properties fo:font-size="15pt" style:font-size-asian="13.1000003814697pt" style:font-size-complex="15pt"/>
    </style:style>
    <style:style style:name="P6" style:family="paragraph" style:parent-style-name="Table_20_Heading">
      <style:text-properties fo:font-size="14pt" officeooo:rsid="0001bcb6" officeooo:paragraph-rsid="0001bcb6" style:font-size-asian="14pt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fo:font-size="15pt" style:font-size-asian="13.1000003814697pt" style:font-size-complex="15pt"/>
    </style:style>
    <style:style style:name="P8" style:family="paragraph" style:parent-style-name="Table_20_Contents">
      <style:paragraph-properties fo:text-align="justify" style:justify-single-word="false"/>
      <style:text-properties fo:font-size="12pt" officeooo:rsid="0006273b" officeooo:paragraph-rsid="0006273b" style:font-size-asian="10.5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fo:font-size="12pt" officeooo:rsid="0006273b" officeooo:paragraph-rsid="0006273b" style:font-size-asian="12pt" style:font-size-complex="12pt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yment Report</text:p>
      <text:p text:style-name="P4">for</text:p>
      <text:p text:style-name="P1"><text:date style:data-style-name="N37" text:date-value="2018-07-10T09:46:32.100432724" text:fixed="true">07/10/18</text:date></text:p>
      <text:p text:style-name="P1"/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6">Patient</text:p>
            </table:table-cell>
            <table:table-cell table:style-name="Table1.A1" office:value-type="string">
              <text:p text:style-name="P6">Visit Payment</text:p>
            </table:table-cell>
            <table:table-cell table:style-name="Table1.C1" office:value-type="string">
              <text:p text:style-name="P6">Medicine Payment</text:p>
            </table:table-cell>
          </table:table-row>
        </table:table-header-rows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>{% for visit in data %}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{{ visit.patient }}</text:p>
          </table:table-cell>
          <table:table-cell table:style-name="Table1.A2" office:value-type="string">
            <text:p text:style-name="P9">{{ visit.visitpayment }}</text:p>
          </table:table-cell>
          <table:table-cell table:style-name="Table1.C2" office:value-type="string">
            <text:p text:style-name="P9">{{ visit.medicine }}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>{% endfor %}</text:p>
          </table:table-cell>
          <table:table-cell table:style-name="Table1.C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09:45:31.408594363</meta:creation-date>
    <dc:date>2018-07-10T15:23:20.392000541</dc:date>
    <meta:editing-duration>PT10M30S</meta:editing-duration>
    <meta:editing-cycles>4</meta:editing-cycles>
    <meta:generator>LibreOffice/6.0.3.2$Linux_X86_64 LibreOffice_project/00m0$Build-2</meta:generator>
    <meta:document-statistic meta:table-count="1" meta:image-count="0" meta:object-count="0" meta:page-count="1" meta:paragraph-count="11" meta:word-count="27" meta:character-count="159" meta:non-whitespace-character-count="143"/>
  </office:meta>
</office:document-meta>
</file>